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automatic-styles>
    <style:style style:name="P1" style:family="paragraph" style:parent-style-name="Heading_20_2">
      <style:text-properties officeooo:paragraph-rsid="0023d5f5"/>
    </style:style>
    <style:style style:name="P2" style:family="paragraph" style:parent-style-name="Heading_20_3">
      <style:paragraph-properties fo:margin-left="0.1665in" fo:margin-right="0in" fo:margin-top="0in" fo:margin-bottom="0in" style:contextual-spacing="false" fo:line-height="150%" fo:text-indent="0in" style:auto-text-indent="false"/>
      <style:text-properties fo:color="#000000" loext:opacity="100%" loext:padding="0in" loext:border="none"/>
    </style:style>
    <style:style style:name="P3" style:family="paragraph" style:parent-style-name="Heading_20_3">
      <style:text-properties officeooo:paragraph-rsid="0023d5f5"/>
    </style:style>
    <style:style style:name="P4" style:family="paragraph" style:parent-style-name="Heading_20_4">
      <style:text-properties officeooo:paragraph-rsid="0023d5f5"/>
    </style:style>
    <style:style style:name="P5" style:family="paragraph" style:parent-style-name="Horizontal_20_Line">
      <style:text-properties officeooo:paragraph-rsid="0023d5f5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9" style:family="paragraph" style:parent-style-name="Preformatted_20_Text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10" style:family="paragraph" style:parent-style-name="Preformatted_20_Text" style:list-style-name="L2">
      <style:paragraph-properties fo:margin-left="0in" fo:margin-right="0in" fo:margin-top="0in" fo:margin-bottom="0in" style:contextual-spacing="false" fo:padding="0in" fo:border="none"/>
      <style:text-properties fo:color="#000000" loext:opacity="100%" style:font-name="var ds-font-family-code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81a1c1" loext:opacity="100%" style:font-name="var ds-font-family-code" loext:padding="0in" loext:border="non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 style:list-style-name="L24"/>
    <style:style style:name="P18" style:family="paragraph" style:parent-style-name="Preformatted_20_Text" style:list-style-name="L2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Preformatted_20_Text" style:list-style-name="L37"/>
    <style:style style:name="P20" style:family="paragraph" style:parent-style-name="Preformatted_20_Text" style:list-style-name="L37">
      <style:paragraph-properties style:writing-mode="lr-tb"/>
    </style:style>
    <style:style style:name="P21" style:family="paragraph" style:parent-style-name="Preformatted_20_Text" style:list-style-name="L37">
      <style:paragraph-properties fo:margin-top="0in" fo:margin-bottom="0.1965in" style:contextual-spacing="false" style:writing-mode="lr-tb"/>
    </style:style>
    <style:style style:name="P22" style:family="paragraph" style:parent-style-name="Preformatted_20_Text" style:list-style-name="L37">
      <style:paragraph-properties fo:margin-left="0in" fo:margin-right="0in" fo:text-indent="0in" style:auto-text-indent="false" style:writing-mode="lr-tb"/>
    </style:style>
    <style:style style:name="P23" style:family="paragraph" style:parent-style-name="Preformatted_20_Text" style:list-style-name="L38"/>
    <style:style style:name="P24" style:family="paragraph" style:parent-style-name="Preformatted_20_Text" style:list-style-name="L3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5" style:family="paragraph" style:parent-style-name="Preformatted_20_Text" style:list-style-name="L39"/>
    <style:style style:name="P26" style:family="paragraph" style:parent-style-name="Preformatted_20_Text" style:list-style-name="L3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7" style:family="paragraph" style:parent-style-name="Preformatted_20_Text" style:list-style-name="L40"/>
    <style:style style:name="P28" style:family="paragraph" style:parent-style-name="Preformatted_20_Text" style:list-style-name="L4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9" style:family="paragraph" style:parent-style-name="Preformatted_20_Text">
      <style:text-properties officeooo:paragraph-rsid="0023d5f5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paragraph-rsid="0023d5f5"/>
    </style:style>
    <style:style style:name="P31" style:family="paragraph" style:parent-style-name="Standard">
      <style:text-properties officeooo:rsid="00184f48"/>
    </style:style>
    <style:style style:name="P32" style:family="paragraph" style:parent-style-name="Standard">
      <style:text-properties officeooo:rsid="00184f48" officeooo:paragraph-rsid="00184f48"/>
    </style:style>
    <style:style style:name="P33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 officeooo:paragraph-rsid="00184f48"/>
    </style:style>
    <style:style style:name="P34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/>
    </style:style>
    <style:style style:name="P35" style:family="paragraph" style:parent-style-name="Standard">
      <style:text-properties fo:font-variant="normal" fo:text-transform="none" fo:color="#242424" loext:opacity="100%" style:font-name="GraphikETRADE" fo:font-size="9.75pt" fo:letter-spacing="normal" fo:font-style="normal" fo:font-weight="normal" officeooo:rsid="00184f48"/>
    </style:style>
    <style:style style:name="P36" style:family="paragraph" style:parent-style-name="Text_20_body">
      <style:paragraph-properties fo:margin-left="0in" fo:margin-right="0in" fo:text-indent="0in" style:auto-text-indent="false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8" style:family="paragraph" style:parent-style-name="Text_20_body">
      <style:text-properties officeooo:rsid="00184f48" officeooo:paragraph-rsid="00184f48"/>
    </style:style>
    <style:style style:name="P39" style:family="paragraph" style:parent-style-name="Text_20_body">
      <style:paragraph-properties fo:margin-left="0.1252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41" style:family="paragraph" style:parent-style-name="Text_20_body" style:list-style-name="L2">
      <style:paragraph-properties fo:margin-left="0in" fo:margin-right="0in" fo:margin-top="0in" fo:margin-bottom="0.0417in" style:contextual-spacing="false" fo:text-indent="0in" style:auto-text-indent="false"/>
      <style:text-properties fo:color="#000000" loext:opacity="100%" loext:padding="0in" loext:border="none"/>
    </style:style>
    <style:style style:name="P42" style:family="paragraph" style:parent-style-name="Text_20_body">
      <style:paragraph-properties fo:margin-top="0in" fo:margin-bottom="0in" style:contextual-spacing="false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44" style:family="paragraph" style:parent-style-name="Text_20_body" style:list-style-name="L2">
      <style:paragraph-properties fo:margin-left="0in" fo:margin-right="0in" fo:margin-top="0.0417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4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4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4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4d6bfe" loext:opacity="100%" fo:font-size="10.5pt" fo:background-color="#000000" loext:padding="0in" loext:border="none"/>
    </style:style>
    <style:style style:name="P50" style:family="paragraph" style:parent-style-name="Text_20_body">
      <style:paragraph-properties fo:margin-left="0in" fo:margin-right="0in" fo:margin-top="0in" fo:margin-bottom="0in" style:contextual-spacing="false" style:line-height-at-least="0.1772in" fo:orphans="2" fo:widows="2" fo:text-indent="0in" style:auto-text-indent="false"/>
      <style:text-properties fo:font-variant="normal" fo:text-transform="none" fo:color="#800080" loext:opacity="100%" style:font-name="Inter" fo:font-size="9pt" fo:letter-spacing="normal" fo:font-style="normal" fo:font-weight="normal"/>
    </style:style>
    <style:style style:name="P51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/>
    </style:style>
    <style:style style:name="P52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 officeooo:paragraph-rsid="0023d5f5"/>
    </style:style>
    <style:style style:name="P53" style:family="paragraph" style:parent-style-name="Text_20_body" style:list-style-name="L3"/>
    <style:style style:name="P54" style:family="paragraph" style:parent-style-name="Text_20_body" style:list-style-name="L3">
      <style:paragraph-properties fo:margin-top="0in" fo:margin-bottom="0in" style:contextual-spacing="false"/>
    </style:style>
    <style:style style:name="P55" style:family="paragraph" style:parent-style-name="Text_20_body" style:list-style-name="L4"/>
    <style:style style:name="P56" style:family="paragraph" style:parent-style-name="Text_20_body" style:list-style-name="L4">
      <style:paragraph-properties fo:margin-top="0in" fo:margin-bottom="0in" style:contextual-spacing="false"/>
    </style:style>
    <style:style style:name="P57" style:family="paragraph" style:parent-style-name="Text_20_body" style:list-style-name="L5"/>
    <style:style style:name="P58" style:family="paragraph" style:parent-style-name="Text_20_body" style:list-style-name="L5">
      <style:paragraph-properties fo:margin-top="0in" fo:margin-bottom="0in" style:contextual-spacing="false"/>
    </style:style>
    <style:style style:name="P59" style:family="paragraph" style:parent-style-name="Text_20_body" style:list-style-name="L6"/>
    <style:style style:name="P60" style:family="paragraph" style:parent-style-name="Text_20_body" style:list-style-name="L6">
      <style:paragraph-properties fo:margin-top="0in" fo:margin-bottom="0in" style:contextual-spacing="false"/>
    </style:style>
    <style:style style:name="P61" style:family="paragraph" style:parent-style-name="Text_20_body" style:list-style-name="L7"/>
    <style:style style:name="P62" style:family="paragraph" style:parent-style-name="Text_20_body" style:list-style-name="L7">
      <style:paragraph-properties fo:margin-top="0in" fo:margin-bottom="0in" style:contextual-spacing="false"/>
    </style:style>
    <style:style style:name="P63" style:family="paragraph" style:parent-style-name="Text_20_body" style:list-style-name="L8"/>
    <style:style style:name="P64" style:family="paragraph" style:parent-style-name="Text_20_body" style:list-style-name="L8">
      <style:paragraph-properties fo:margin-top="0in" fo:margin-bottom="0in" style:contextual-spacing="false"/>
    </style:style>
    <style:style style:name="P65" style:family="paragraph" style:parent-style-name="Text_20_body" style:list-style-name="L9"/>
    <style:style style:name="P66" style:family="paragraph" style:parent-style-name="Text_20_body" style:list-style-name="L9">
      <style:paragraph-properties fo:margin-top="0in" fo:margin-bottom="0in" style:contextual-spacing="false"/>
    </style:style>
    <style:style style:name="P67" style:family="paragraph" style:parent-style-name="Text_20_body" style:list-style-name="L10"/>
    <style:style style:name="P68" style:family="paragraph" style:parent-style-name="Text_20_body" style:list-style-name="L10">
      <style:paragraph-properties fo:margin-top="0in" fo:margin-bottom="0in" style:contextual-spacing="false"/>
    </style:style>
    <style:style style:name="P69" style:family="paragraph" style:parent-style-name="Text_20_body" style:list-style-name="L11"/>
    <style:style style:name="P70" style:family="paragraph" style:parent-style-name="Text_20_body" style:list-style-name="L11">
      <style:paragraph-properties fo:margin-top="0in" fo:margin-bottom="0in" style:contextual-spacing="false"/>
    </style:style>
    <style:style style:name="P71" style:family="paragraph" style:parent-style-name="Text_20_body" style:list-style-name="L12"/>
    <style:style style:name="P72" style:family="paragraph" style:parent-style-name="Text_20_body" style:list-style-name="L12">
      <style:paragraph-properties fo:margin-top="0in" fo:margin-bottom="0in" style:contextual-spacing="false"/>
    </style:style>
    <style:style style:name="P73" style:family="paragraph" style:parent-style-name="Text_20_body" style:list-style-name="L13"/>
    <style:style style:name="P74" style:family="paragraph" style:parent-style-name="Text_20_body" style:list-style-name="L13">
      <style:paragraph-properties fo:margin-top="0in" fo:margin-bottom="0in" style:contextual-spacing="false"/>
    </style:style>
    <style:style style:name="P75" style:family="paragraph" style:parent-style-name="Text_20_body" style:list-style-name="L14"/>
    <style:style style:name="P76" style:family="paragraph" style:parent-style-name="Text_20_body" style:list-style-name="L14">
      <style:paragraph-properties fo:margin-top="0in" fo:margin-bottom="0in" style:contextual-spacing="false"/>
    </style:style>
    <style:style style:name="P77" style:family="paragraph" style:parent-style-name="Text_20_body" style:list-style-name="L15"/>
    <style:style style:name="P78" style:family="paragraph" style:parent-style-name="Text_20_body" style:list-style-name="L15">
      <style:paragraph-properties fo:margin-top="0in" fo:margin-bottom="0in" style:contextual-spacing="false"/>
    </style:style>
    <style:style style:name="P79" style:family="paragraph" style:parent-style-name="Text_20_body" style:list-style-name="L16"/>
    <style:style style:name="P80" style:family="paragraph" style:parent-style-name="Text_20_body" style:list-style-name="L16">
      <style:paragraph-properties fo:margin-top="0in" fo:margin-bottom="0in" style:contextual-spacing="false"/>
    </style:style>
    <style:style style:name="P81" style:family="paragraph" style:parent-style-name="Text_20_body" style:list-style-name="L17"/>
    <style:style style:name="P82" style:family="paragraph" style:parent-style-name="Text_20_body" style:list-style-name="L17">
      <style:paragraph-properties fo:margin-top="0in" fo:margin-bottom="0in" style:contextual-spacing="false"/>
    </style:style>
    <style:style style:name="P83" style:family="paragraph" style:parent-style-name="Text_20_body" style:list-style-name="L18"/>
    <style:style style:name="P84" style:family="paragraph" style:parent-style-name="Text_20_body" style:list-style-name="L18">
      <style:paragraph-properties fo:margin-top="0in" fo:margin-bottom="0in" style:contextual-spacing="false"/>
    </style:style>
    <style:style style:name="P85" style:family="paragraph" style:parent-style-name="Text_20_body" style:list-style-name="L19"/>
    <style:style style:name="P86" style:family="paragraph" style:parent-style-name="Text_20_body" style:list-style-name="L19">
      <style:paragraph-properties fo:margin-top="0in" fo:margin-bottom="0in" style:contextual-spacing="false"/>
    </style:style>
    <style:style style:name="P87" style:family="paragraph" style:parent-style-name="Text_20_body" style:list-style-name="L20"/>
    <style:style style:name="P88" style:family="paragraph" style:parent-style-name="Text_20_body" style:list-style-name="L20">
      <style:paragraph-properties fo:margin-top="0in" fo:margin-bottom="0in" style:contextual-spacing="false"/>
    </style:style>
    <style:style style:name="P89" style:family="paragraph" style:parent-style-name="Text_20_body" style:list-style-name="L21"/>
    <style:style style:name="P90" style:family="paragraph" style:parent-style-name="Text_20_body" style:list-style-name="L21">
      <style:paragraph-properties fo:margin-top="0in" fo:margin-bottom="0in" style:contextual-spacing="false"/>
    </style:style>
    <style:style style:name="P91" style:family="paragraph" style:parent-style-name="Text_20_body" style:list-style-name="L22"/>
    <style:style style:name="P92" style:family="paragraph" style:parent-style-name="Text_20_body" style:list-style-name="L23"/>
    <style:style style:name="P93" style:family="paragraph" style:parent-style-name="Text_20_body" style:list-style-name="L23">
      <style:paragraph-properties fo:margin-top="0in" fo:margin-bottom="0in" style:contextual-spacing="false"/>
    </style:style>
    <style:style style:name="P94" style:family="paragraph" style:parent-style-name="Text_20_body" style:list-style-name="L24"/>
    <style:style style:name="P95" style:family="paragraph" style:parent-style-name="Text_20_body" style:list-style-name="L25"/>
    <style:style style:name="P96" style:family="paragraph" style:parent-style-name="Text_20_body" style:list-style-name="L26"/>
    <style:style style:name="P97" style:family="paragraph" style:parent-style-name="Text_20_body" style:list-style-name="L27"/>
    <style:style style:name="P98" style:family="paragraph" style:parent-style-name="Text_20_body" style:list-style-name="L28"/>
    <style:style style:name="P99" style:family="paragraph" style:parent-style-name="Text_20_body" style:list-style-name="L28">
      <style:paragraph-properties fo:margin-top="0in" fo:margin-bottom="0in" style:contextual-spacing="false"/>
    </style:style>
    <style:style style:name="P100" style:family="paragraph" style:parent-style-name="Text_20_body" style:list-style-name="L29"/>
    <style:style style:name="P101" style:family="paragraph" style:parent-style-name="Text_20_body" style:list-style-name="L29">
      <style:paragraph-properties fo:margin-top="0in" fo:margin-bottom="0in" style:contextual-spacing="false"/>
    </style:style>
    <style:style style:name="P102" style:family="paragraph" style:parent-style-name="Text_20_body" style:list-style-name="L30"/>
    <style:style style:name="P103" style:family="paragraph" style:parent-style-name="Text_20_body" style:list-style-name="L30">
      <style:paragraph-properties fo:margin-top="0in" fo:margin-bottom="0in" style:contextual-spacing="false"/>
    </style:style>
    <style:style style:name="P104" style:family="paragraph" style:parent-style-name="Text_20_body" style:list-style-name="L31"/>
    <style:style style:name="P105" style:family="paragraph" style:parent-style-name="Text_20_body" style:list-style-name="L31">
      <style:paragraph-properties fo:margin-top="0in" fo:margin-bottom="0in" style:contextual-spacing="false"/>
    </style:style>
    <style:style style:name="P106" style:family="paragraph" style:parent-style-name="Text_20_body" style:list-style-name="L32"/>
    <style:style style:name="P107" style:family="paragraph" style:parent-style-name="Text_20_body" style:list-style-name="L32">
      <style:paragraph-properties fo:margin-top="0in" fo:margin-bottom="0in" style:contextual-spacing="false"/>
    </style:style>
    <style:style style:name="P108" style:family="paragraph" style:parent-style-name="Text_20_body" style:list-style-name="L33"/>
    <style:style style:name="P109" style:family="paragraph" style:parent-style-name="Text_20_body" style:list-style-name="L33">
      <style:paragraph-properties fo:margin-top="0in" fo:margin-bottom="0in" style:contextual-spacing="false"/>
    </style:style>
    <style:style style:name="P110" style:family="paragraph" style:parent-style-name="Text_20_body" style:list-style-name="L34"/>
    <style:style style:name="P111" style:family="paragraph" style:parent-style-name="Text_20_body" style:list-style-name="L34">
      <style:paragraph-properties fo:margin-top="0in" fo:margin-bottom="0in" style:contextual-spacing="false"/>
    </style:style>
    <style:style style:name="P112" style:family="paragraph" style:parent-style-name="Text_20_body" style:list-style-name="L35"/>
    <style:style style:name="P113" style:family="paragraph" style:parent-style-name="Text_20_body" style:list-style-name="L35">
      <style:paragraph-properties fo:margin-top="0in" fo:margin-bottom="0in" style:contextual-spacing="false"/>
    </style:style>
    <style:style style:name="P114" style:family="paragraph" style:parent-style-name="Text_20_body" style:list-style-name="L36"/>
    <style:style style:name="P115" style:family="paragraph" style:parent-style-name="Text_20_body" style:list-style-name="L36">
      <style:paragraph-properties fo:margin-top="0in" fo:margin-bottom="0in" style:contextual-spacing="false"/>
    </style:style>
    <style:style style:name="P116" style:family="paragraph" style:parent-style-name="Text_20_body" style:list-style-name="L37"/>
    <style:style style:name="P117" style:family="paragraph" style:parent-style-name="Text_20_body" style:list-style-name="L38"/>
    <style:style style:name="P118" style:family="paragraph" style:parent-style-name="Text_20_body" style:list-style-name="L38">
      <style:paragraph-properties fo:margin-top="0in" fo:margin-bottom="0in" style:contextual-spacing="false"/>
    </style:style>
    <style:style style:name="P119" style:family="paragraph" style:parent-style-name="Text_20_body" style:list-style-name="L39"/>
    <style:style style:name="P120" style:family="paragraph" style:parent-style-name="Text_20_body" style:list-style-name="L39">
      <style:paragraph-properties fo:margin-top="0in" fo:margin-bottom="0in" style:contextual-spacing="false"/>
    </style:style>
    <style:style style:name="P121" style:family="paragraph" style:parent-style-name="Text_20_body" style:list-style-name="L40"/>
    <style:style style:name="P122" style:family="paragraph" style:parent-style-name="Text_20_body" style:list-style-name="L40">
      <style:paragraph-properties fo:margin-top="0in" fo:margin-bottom="0in" style:contextual-spacing="false"/>
    </style:style>
    <style:style style:name="P123" style:family="paragraph" style:parent-style-name="Text_20_body" style:list-style-name="L41"/>
    <style:style style:name="P124" style:family="paragraph" style:parent-style-name="Text_20_body" style:list-style-name="L41">
      <style:paragraph-properties fo:margin-top="0in" fo:margin-bottom="0in" style:contextual-spacing="false"/>
    </style:style>
    <style:style style:name="P125" style:family="paragraph" style:parent-style-name="Text_20_body" style:list-style-name="L42"/>
    <style:style style:name="P126" style:family="paragraph" style:parent-style-name="Text_20_body" style:list-style-name="L42">
      <style:paragraph-properties fo:margin-top="0in" fo:margin-bottom="0in" style:contextual-spacing="false"/>
    </style:style>
    <style:style style:name="P127" style:family="paragraph" style:parent-style-name="Text_20_body" style:list-style-name="L43"/>
    <style:style style:name="P128" style:family="paragraph" style:parent-style-name="Text_20_body" style:list-style-name="L43">
      <style:paragraph-properties fo:margin-top="0in" fo:margin-bottom="0in" style:contextual-spacing="false"/>
    </style:style>
    <style:style style:name="P129" style:family="paragraph" style:parent-style-name="Text_20_body" style:list-style-name="L43">
      <style:paragraph-properties fo:margin-top="0in" fo:margin-bottom="0in" style:contextual-spacing="false"/>
      <style:text-properties officeooo:paragraph-rsid="0023d5f5"/>
    </style:style>
    <style:style style:name="P130" style:family="paragraph" style:parent-style-name="Text_20_body" style:list-style-name="L43">
      <style:text-properties officeooo:paragraph-rsid="0023d5f5"/>
    </style:style>
    <style:style style:name="P131" style:family="paragraph" style:parent-style-name="Text_20_body">
      <style:text-properties officeooo:paragraph-rsid="0023d5f5"/>
    </style:style>
    <style:style style:name="T1" style:family="text">
      <style:text-properties style:font-name="var ds-font-family-code"/>
    </style:style>
    <style:style style:name="T2" style:family="text">
      <style:text-properties fo:color="#000000" loext:opacity="100%" style:font-name="var ds-font-family-code" loext:padding="0in" loext:border="none"/>
    </style:style>
    <style:style style:name="T3" style:family="text">
      <style:text-properties fo:color="#000000" loext:opacity="100%" loext:padding="0in" loext:border="none"/>
    </style:style>
    <style:style style:name="T4" style:family="text">
      <style:text-properties fo:color="#81a1c1" loext:opacity="100%"/>
    </style:style>
    <style:style style:name="T5" style:family="text">
      <style:text-properties fo:color="#81a1c1" loext:opacity="100%" style:font-name="var ds-font-family-code"/>
    </style:style>
    <style:style style:name="T6" style:family="text">
      <style:text-properties fo:color="#a3be8c" loext:opacity="100%"/>
    </style:style>
    <style:style style:name="T7" style:family="text">
      <style:text-properties fo:color="#a3be8c" loext:opacity="100%" style:font-name="var ds-font-family-code"/>
    </style:style>
    <style:style style:name="T8" style:family="text">
      <style:text-properties fo:color="#636f88" loext:opacity="100%" style:font-name="var ds-font-family-code"/>
    </style:style>
    <style:style style:name="T9" style:family="text">
      <style:text-properties fo:color="#b48ead" loext:opacity="100%" style:font-name="var ds-font-family-code"/>
    </style:style>
    <style:style style:name="T10" style:family="text">
      <style:text-properties officeooo:rsid="001eeff8"/>
    </style:style>
    <style:style style:name="T11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Strong_20_Emphasis">Enabling and Monitoring AdmissionReview Metrics on a GKE Cluster</text:span></text:p>
      <text:h text:style-name="P1" text:outline-level="2">1. Enable AdmissionReview Logs in GKE</text:h>
      <text:p text:style-name="P131">Google Kubernetes Engine (GKE) automatically logs AdmissionReview requests in Cloud Logging. You need to ensure logging is enabled and create log-based metrics.</text:p>
      <text:h text:style-name="P3" text:outline-level="3">Step 1: Enable Cloud Logging for GKE</text:h>
      <text:p text:style-name="P131">If logging is not enabled, run:</text:p>
      <text:p text:style-name="P29"><text:span text:style-name="Source_20_Text">gcloud beta container clusters update YOUR_CLUSTER_NAME \</text:span></text:p>
      <text:p text:style-name="P29"><text:span text:style-name="Source_20_Text"><text:s text:c="4"/>--logging=SYSTEM,WORKLOAD \</text:span></text:p>
      <text:p text:style-name="P29"><text:span text:style-name="Source_20_Text"><text:s text:c="4"/>--monitoring=SYSTEM,WORKLOAD \</text:span></text:p>
      <text:p text:style-name="P30"><text:span text:style-name="Source_20_Text"><text:s text:c="4"/>--project=YOUR_PROJECT_ID</text:span></text:p>
      <text:p text:style-name="P131">This ensures AdmissionReview webhook logs are captured.</text:p>
      <text:h text:style-name="P3" text:outline-level="3">Step 2: Verify Logs Exist in Google Cloud Logging</text:h>
      <text:p text:style-name="P30"><text:span text:style-name="Source_20_Text">gcloud logging read 'resource.type="k8s_cluster" AND logName="projects/YOUR_PROJECT_ID/logs/kubernetes.io%2Fadmission"'</text:span></text:p>
      <text:p text:style-name="P131">If logs appear, AdmissionReview logging is enabled.</text:p>
      <text:p text:style-name="P5"/>
      <text:h text:style-name="P1" text:outline-level="2">2. Create Log-Based Metrics for AdmissionReview in Google Cloud</text:h>
      <text:p text:style-name="P131">To track latency, success rate, and failures, create log-based metrics.</text:p>
      <text:h text:style-name="P3" text:outline-level="3">Step 3: Create Log-Based Metric for Response Time</text:h>
      <text:p text:style-name="P29"><text:span text:style-name="Source_20_Text">gcloud logging metrics create admissionreview_latency \</text:span></text:p>
      <text:p text:style-name="P29"><text:span text:style-name="Source_20_Text"><text:s text:c="4"/>--description "AdmissionReview Webhook Response Time" \</text:span></text:p>
      <text:p text:style-name="P30"><text:span text:style-name="Source_20_Text"><text:s text:c="4"/>--log-filter 'resource.type="k8s_cluster" AND logName="projects/YOUR_PROJECT_ID/logs/kubernetes.io%2Fadmission" AND jsonPayload.response.status.code'</text:span></text:p>
      <text:p text:style-name="P131">This tracks webhook response latency.</text:p>
      <text:h text:style-name="P3" text:outline-level="3">Step 4: Create Log-Based Metric for Admission Decision</text:h>
      <text:p text:style-name="P29"><text:span text:style-name="Source_20_Text">gcloud logging metrics create admissionreview_decision \</text:span></text:p>
      <text:p text:style-name="P29"><text:span text:style-name="Source_20_Text"><text:s text:c="4"/>--description "AdmissionReview Webhook Allowed/Denied Requests" \</text:span></text:p>
      <text:p text:style-name="P30"><text:span text:style-name="Source_20_Text"><text:s text:c="4"/>--log-filter 'resource.type="k8s_cluster" AND logName="projects/YOUR_PROJECT_ID/logs/kubernetes.io%2Fadmission" AND jsonPayload.response.allowed'</text:span></text:p>
      <text:p text:style-name="P131">This tracks allowed vs. denied requests.</text:p>
      <text:p text:style-name="P5"/>
      <text:h text:style-name="P1" text:outline-level="2"><text:soft-page-break/>3. Enable Prometheus Metrics for AdmissionReview</text:h>
      <text:p text:style-name="P131">GKE does not expose AdmissionReview metrics natively, but you can capture them using Prometheus.</text:p>
      <text:h text:style-name="P3" text:outline-level="3">Step 5: Deploy Prometheus AdmissionReview Exporter</text:h>
      <text:h text:style-name="P4" text:outline-level="4">Deploy a Prometheus exporter for AdmissionReview metrics:</text:h>
      <text:p text:style-name="P29"><text:span text:style-name="Source_20_Text">apiVersion: monitoring.coreos.com/v1</text:span></text:p>
      <text:p text:style-name="P29"><text:span text:style-name="Source_20_Text">kind: ServiceMonitor</text:span></text:p>
      <text:p text:style-name="P29"><text:span text:style-name="Source_20_Text">metadata:</text:span></text:p>
      <text:p text:style-name="P29"><text:span text:style-name="Source_20_Text"><text:s text:c="2"/>name: admissionreview-monitor</text:span></text:p>
      <text:p text:style-name="P29"><text:span text:style-name="Source_20_Text"><text:s text:c="2"/>labels:</text:span></text:p>
      <text:p text:style-name="P29"><text:span text:style-name="Source_20_Text"><text:s text:c="4"/>release: prometheus</text:span></text:p>
      <text:p text:style-name="P29"><text:span text:style-name="Source_20_Text">spec:</text:span></text:p>
      <text:p text:style-name="P29"><text:span text:style-name="Source_20_Text"><text:s text:c="2"/>selector:</text:span></text:p>
      <text:p text:style-name="P29"><text:span text:style-name="Source_20_Text"><text:s text:c="4"/>matchLabels:</text:span></text:p>
      <text:p text:style-name="P29"><text:span text:style-name="Source_20_Text"><text:s text:c="6"/>app: my-admission-webhook</text:span></text:p>
      <text:p text:style-name="P29"><text:span text:style-name="Source_20_Text"><text:s text:c="2"/>endpoints:</text:span></text:p>
      <text:p text:style-name="P29"><text:span text:style-name="Source_20_Text"><text:s text:c="4"/>- port: https</text:span></text:p>
      <text:p text:style-name="P29"><text:span text:style-name="Source_20_Text"><text:s text:c="6"/>path: /metrics</text:span></text:p>
      <text:p text:style-name="P30"><text:span text:style-name="Source_20_Text"><text:s text:c="6"/>interval: 15s</text:span></text:p>
      <text:h text:style-name="P4" text:outline-level="4">Expose AdmissionReview metrics in your webhook:</text:h>
      <text:p text:style-name="P131">Modify your webhook to export Prometheus metrics:</text:p>
      <text:p text:style-name="P29"><text:span text:style-name="Source_20_Text">from prometheus_client import start_http_server, Summary</text:span></text:p>
      <text:p text:style-name="P29"/>
      <text:p text:style-name="P29"><text:span text:style-name="Source_20_Text">response_time = Summary('admissionreview_response_time', 'Response time of AdmissionReview requests')</text:span></text:p>
      <text:p text:style-name="P29"/>
      <text:p text:style-name="P29"><text:span text:style-name="Source_20_Text">@response_time.time()</text:span></text:p>
      <text:p text:style-name="P29"><text:span text:style-name="Source_20_Text">def handle_request():</text:span></text:p>
      <text:p text:style-name="P29"><text:span text:style-name="Source_20_Text"><text:s text:c="4"/># Webhook logic here</text:span></text:p>
      <text:p text:style-name="P30"><text:span text:style-name="Source_20_Text"><text:s text:c="4"/>pass</text:span></text:p>
      <text:p text:style-name="P131">Now Prometheus scrapes AdmissionReview response time.</text:p>
      <text:p text:style-name="P5"/>
      <text:h text:style-name="P1" text:outline-level="2">4. Forward AdmissionReview Metrics to Datadog</text:h>
      <text:p text:style-name="P131">Once you have Cloud Logging metrics or Prometheus metrics, forward them to Datadog.</text:p>
      <text:h text:style-name="P3" text:outline-level="3">Step 6: Forward Log-Based Metrics to Datadog</text:h>
      <text:h text:style-name="P4" text:outline-level="4">Export logs to Pub/Sub:</text:h>
      <text:p text:style-name="P30"><text:span text:style-name="Source_20_Text">gcloud logging sinks create admissionreview-metrics-sink pubsub.googleapis.com/projects/YOUR_PROJECT_ID/topics/YOUR_TOPIC</text:span></text:p>
      <text:h text:style-name="P4" text:outline-level="4">Use Datadog Log Forwarding:</text:h>
      <text:list text:style-name="L43">
        <text:list-item>
          <text:p text:style-name="P129">In Datadog, create a GCP integration </text:p>
        </text:list-item>
        <text:list-item>
          <text:p text:style-name="P129"><text:soft-page-break/>Enable log ingestion from Pub/Sub </text:p>
        </text:list-item>
        <text:list-item>
          <text:p text:style-name="P130">Use <text:span text:style-name="Source_20_Text">admissionreview.response_time</text:span> in Datadog Metrics </text:p>
        </text:list-item>
      </text:list>
      <text:p text:style-name="P5"/>
      <text:h text:style-name="P1" text:outline-level="2">Summary</text:h>
      <text:p text:style-name="P131">✅ Enable Cloud Logging for AdmissionReview<text:line-break/>✅ Create Log-Based Metrics in Google Cloud<text:line-break/>✅ Expose AdmissionReview Metrics in Prometheus<text:line-break/>✅ Forward AdmissionReview Metrics to Datadog</text:p>
      <text:p text:style-name="P52"/>
      <text:p text:style-name="P52"/>
      <text:p text:style-name="P52">{</text:p>
      <text:p text:style-name="P52"><text:s text:c="2"/>"title": "AdmissionReview Metrics",</text:p>
      <text:p text:style-name="P52"><text:s text:c="2"/>"widgets": [</text:p>
      <text:p text:style-name="P52"><text:s text:c="4"/>{</text:p>
      <text:p text:style-name="P52"><text:s text:c="6"/>"definition": {</text:p>
      <text:p text:style-name="P52"><text:s text:c="8"/>"type": "timeseries",</text:p>
      <text:p text:style-name="P52"><text:s text:c="8"/>"requests": [</text:p>
      <text:p text:style-name="P52"><text:s text:c="10"/>{</text:p>
      <text:p text:style-name="P52"><text:s text:c="12"/>"q": "avg:kubernetes.admission.response_time{*} by {kube_namespace}",</text:p>
      <text:p text:style-name="P52"><text:s text:c="12"/>"display_type": "line",</text:p>
      <text:p text:style-name="P52"><text:s text:c="12"/>"style": {</text:p>
      <text:p text:style-name="P52"><text:s text:c="14"/>"palette": "cool",</text:p>
      <text:p text:style-name="P52"><text:s text:c="14"/>"line_type": "solid",</text:p>
      <text:p text:style-name="P52"><text:s text:c="14"/>"line_width": "normal"</text:p>
      <text:p text:style-name="P52"><text:s text:c="12"/>}</text:p>
      <text:p text:style-name="P52"><text:s text:c="10"/>}</text:p>
      <text:p text:style-name="P52"><text:s text:c="8"/>],</text:p>
      <text:p text:style-name="P52"><text:s text:c="8"/>"title": "AdmissionReview Response Time (ms)"</text:p>
      <text:p text:style-name="P52"><text:s text:c="6"/>}</text:p>
      <text:p text:style-name="P52"><text:s text:c="4"/>},</text:p>
      <text:p text:style-name="P52"><text:s text:c="4"/>{</text:p>
      <text:p text:style-name="P52"><text:soft-page-break/><text:s text:c="6"/>"definition": {</text:p>
      <text:p text:style-name="P52"><text:s text:c="8"/>"type": "query_value",</text:p>
      <text:p text:style-name="P52"><text:s text:c="8"/>"requests": [</text:p>
      <text:p text:style-name="P52"><text:s text:c="10"/>{</text:p>
      <text:p text:style-name="P52"><text:s text:c="12"/>"q": "count:kubernetes.admission.decision{allowed:true}",</text:p>
      <text:p text:style-name="P52"><text:s text:c="12"/>"aggregator": "sum"</text:p>
      <text:p text:style-name="P52"><text:s text:c="10"/>}</text:p>
      <text:p text:style-name="P52"><text:s text:c="8"/>],</text:p>
      <text:p text:style-name="P52"><text:s text:c="8"/>"title": "Allowed Requests",</text:p>
      <text:p text:style-name="P52"><text:s text:c="8"/>"autoscale": true</text:p>
      <text:p text:style-name="P52"><text:s text:c="6"/>}</text:p>
      <text:p text:style-name="P52"><text:s text:c="4"/>},</text:p>
      <text:p text:style-name="P52"><text:s text:c="4"/>{</text:p>
      <text:p text:style-name="P52"><text:s text:c="6"/>"definition": {</text:p>
      <text:p text:style-name="P52"><text:s text:c="8"/>"type": "query_value",</text:p>
      <text:p text:style-name="P52"><text:s text:c="8"/>"requests": [</text:p>
      <text:p text:style-name="P52"><text:s text:c="10"/>{</text:p>
      <text:p text:style-name="P52"><text:s text:c="12"/>"q": "count:kubernetes.admission.decision{allowed:false}",</text:p>
      <text:p text:style-name="P52"><text:s text:c="12"/>"aggregator": "sum"</text:p>
      <text:p text:style-name="P52"><text:s text:c="10"/>}</text:p>
      <text:p text:style-name="P52"><text:s text:c="8"/>],</text:p>
      <text:p text:style-name="P52"><text:s text:c="8"/>"title": "Denied Requests",</text:p>
      <text:p text:style-name="P52"><text:s text:c="8"/>"autoscale": true</text:p>
      <text:p text:style-name="P52"><text:s text:c="6"/>}</text:p>
      <text:p text:style-name="P52"><text:s text:c="4"/>},</text:p>
      <text:p text:style-name="P52"><text:s text:c="4"/>{</text:p>
      <text:p text:style-name="P52"><text:s text:c="6"/>"definition": {</text:p>
      <text:p text:style-name="P52"><text:s text:c="8"/>"type": "table",</text:p>
      <text:p text:style-name="P52"><text:s text:c="8"/>"requests": [</text:p>
      <text:p text:style-name="P52"><text:s text:c="10"/>{</text:p>
      <text:p text:style-name="P52"><text:soft-page-break/><text:s text:c="12"/>"q": "top(kubernetes.admission.response_code, 10, 'sum')",</text:p>
      <text:p text:style-name="P52"><text:s text:c="12"/>"aggregator": "sum",</text:p>
      <text:p text:style-name="P52"><text:s text:c="12"/>"conditional_formats": []</text:p>
      <text:p text:style-name="P52"><text:s text:c="10"/>}</text:p>
      <text:p text:style-name="P52"><text:s text:c="8"/>],</text:p>
      <text:p text:style-name="P52"><text:s text:c="8"/>"title": "AdmissionReview Response Codes"</text:p>
      <text:p text:style-name="P52"><text:s text:c="6"/>}</text:p>
      <text:p text:style-name="P52"><text:s text:c="4"/>}</text:p>
      <text:p text:style-name="P52"><text:s text:c="2"/>],</text:p>
      <text:p text:style-name="P52"><text:s text:c="2"/>"layout_type": "ordered"</text:p>
      <text:p text:style-name="P52"><text:span text:style-name="Strong_20_Emphasis"><text:span text:style-name="T11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44:55.595611564</meta:creation-date>
    <dc:date>2025-03-02T11:56:21.762137182</dc:date>
    <meta:editing-duration>P2DT16H48M6S</meta:editing-duration>
    <meta:editing-cycles>1</meta:editing-cycles>
    <meta:document-statistic meta:table-count="0" meta:image-count="0" meta:object-count="0" meta:page-count="5" meta:paragraph-count="125" meta:word-count="469" meta:character-count="4532" meta:non-whitespace-character-count="3635"/>
    <meta:generator>LibreOffice/24.2.6.2$Linux_X86_64 LibreOffice_project/420$Build-2</meta:generator>
  </office:meta>
</office:document-meta>
</file>